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fo:font-weight="normal" officeooo:rsid="00197ef3" officeooo:paragraph-rsid="00197ef3" style:font-size-asian="20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>
      <style:text-properties style:font-name="Liberation Serif" fo:font-size="20pt" fo:font-style="italic" fo:font-weight="normal" officeooo:rsid="00197ef3" officeooo:paragraph-rsid="00256e7e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Liberation Serif" fo:font-size="20pt" fo:font-style="italic" fo:font-weight="normal" officeooo:rsid="00197ef3" officeooo:paragraph-rsid="0019b2db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text-properties style:font-name="Liberation Serif" fo:font-size="20pt" fo:font-style="italic" fo:font-weight="normal" officeooo:rsid="0019b2db" officeooo:paragraph-rsid="0019b2db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 style:list-style-name="L1">
      <style:text-properties fo:font-size="20pt" fo:font-style="italic" officeooo:paragraph-rsid="0019b2db" style:font-size-asian="20pt" style:font-style-asian="italic" style:font-size-complex="20pt" style:font-style-complex="italic"/>
    </style:style>
    <style:style style:name="P6" style:family="paragraph" style:parent-style-name="Standard" style:list-style-name="L1">
      <style:text-properties fo:font-size="20pt" fo:font-style="italic" officeooo:paragraph-rsid="001a6004" style:font-size-asian="20pt" style:font-style-asian="italic" style:font-size-complex="20pt" style:font-style-complex="italic"/>
    </style:style>
    <style:style style:name="P7" style:family="paragraph" style:parent-style-name="Standard">
      <style:text-properties fo:font-size="20pt" fo:font-style="italic" officeooo:paragraph-rsid="001a6004" style:font-size-asian="20pt" style:font-style-asian="italic" style:font-size-complex="20pt" style:font-style-complex="italic"/>
    </style:style>
    <style:style style:name="P8" style:family="paragraph" style:parent-style-name="Standard">
      <style:text-properties fo:font-size="20pt" fo:font-style="italic" officeooo:rsid="001a6004" officeooo:paragraph-rsid="001a6004" style:font-size-asian="20pt" style:font-style-asian="italic" style:font-size-complex="20pt" style:font-style-complex="italic"/>
    </style:style>
    <style:style style:name="P9" style:family="paragraph" style:parent-style-name="Standard" style:list-style-name="L2">
      <style:text-properties style:font-name="Liberation Serif" fo:font-size="20pt" fo:font-style="italic" fo:font-weight="normal" officeooo:rsid="001a6004" officeooo:paragraph-rsid="001a6004" style:font-size-asian="20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text-properties style:font-name="Liberation Serif" fo:font-size="20pt" fo:font-style="italic" fo:font-weight="normal" officeooo:rsid="001aad2e" officeooo:paragraph-rsid="001aad2e" style:font-size-asian="20pt" style:font-style-asian="italic" style:font-weight-asian="normal" style:font-size-complex="20pt" style:font-style-complex="italic" style:font-weight-complex="normal"/>
    </style:style>
    <style:style style:name="P11" style:family="paragraph" style:parent-style-name="Standard">
      <style:text-properties fo:font-size="20pt" fo:font-style="italic" officeooo:rsid="001a6004" officeooo:paragraph-rsid="001aad2e" style:font-size-asian="20pt" style:font-style-asian="italic" style:font-size-complex="20pt" style:font-style-complex="italic"/>
    </style:style>
    <style:style style:name="P12" style:family="paragraph" style:parent-style-name="Standard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 style:list-style-name="L3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 style:list-style-name="L3">
      <style:text-properties fo:font-size="20pt" fo:font-style="italic" officeooo:rsid="001e8625" officeooo:paragraph-rsid="001e8625" style:font-size-asian="20pt" style:font-style-asian="italic" style:font-size-complex="20pt" style:font-style-complex="italic"/>
    </style:style>
    <style:style style:name="P15" style:family="paragraph" style:parent-style-name="Standard">
      <style:text-properties fo:font-size="20pt" fo:font-style="italic" officeooo:rsid="001e8625" officeooo:paragraph-rsid="001e8625" style:font-size-asian="20pt" style:font-style-asian="italic" style:font-size-complex="20pt" style:font-style-complex="italic"/>
    </style:style>
    <style:style style:name="P16" style:family="paragraph" style:parent-style-name="Standard" style:list-style-name="L4">
      <style:text-properties style:font-name="Liberation Serif" fo:font-size="20pt" fo:font-style="italic" fo:font-weight="normal" officeooo:rsid="001e8625" officeooo:paragraph-rsid="001e8625" style:font-size-asian="20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 style:list-style-name="L5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 style:list-style-name="L5">
      <style:text-properties fo:font-size="20pt" fo:font-style="italic" officeooo:rsid="001e9c29" officeooo:paragraph-rsid="001e9c29" style:font-size-asian="20pt" style:font-style-asian="italic" style:font-size-complex="20pt" style:font-style-complex="italic"/>
    </style:style>
    <style:style style:name="P19" style:family="paragraph" style:parent-style-name="Standard">
      <style:text-properties fo:font-size="20pt" fo:font-style="italic" officeooo:rsid="001e9c29" officeooo:paragraph-rsid="001e9c29" style:font-size-asian="20pt" style:font-style-asian="italic" style:font-size-complex="20pt" style:font-style-complex="italic"/>
    </style:style>
    <style:style style:name="P20" style:family="paragraph" style:parent-style-name="Standard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 style:list-style-name="L6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 style:list-style-name="L7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 style:list-style-name="L8">
      <style:text-properties style:font-name="Liberation Serif" fo:font-size="20pt" fo:font-style="italic" fo:font-weight="normal" officeooo:rsid="001e9c29" officeooo:paragraph-rsid="001e9c29" style:font-size-asian="20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 style:list-style-name="L9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>
      <style:text-properties fo:font-size="20pt" fo:font-style="italic" officeooo:rsid="001f8ac2" officeooo:paragraph-rsid="001f8ac2" style:font-size-asian="20pt" style:font-style-asian="italic" style:font-size-complex="20pt" style:font-style-complex="italic"/>
    </style:style>
    <style:style style:name="P27" style:family="paragraph" style:parent-style-name="Standard">
      <style:text-properties style:font-name="Liberation Serif" fo:font-size="20pt" fo:font-style="italic" fo:font-weight="bold" officeooo:rsid="001f8ac2" officeooo:paragraph-rsid="001f8ac2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tandard" style:list-style-name="L10">
      <style:text-properties style:font-name="Liberation Serif" fo:font-size="20pt" fo:font-style="italic" fo:font-weight="bold" officeooo:rsid="001f8ac2" officeooo:paragraph-rsid="001f8ac2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text-properties fo:font-size="20pt" fo:font-style="italic" fo:font-weight="bold" officeooo:rsid="001f8ac2" officeooo:paragraph-rsid="001f8ac2" style:font-size-asian="20pt" style:font-style-asian="italic" style:font-weight-asian="bold" style:font-size-complex="20pt" style:font-style-complex="italic" style:font-weight-complex="bold"/>
    </style:style>
    <style:style style:name="P30" style:family="paragraph" style:parent-style-name="Standard" style:list-style-name="L11">
      <style:text-properties style:font-name="Liberation Serif"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31" style:family="paragraph" style:parent-style-name="Standard" style:list-style-name="L11">
      <style:text-properties style:font-name="Liberation Serif" fo:font-size="20pt" fo:font-style="italic" fo:font-weight="normal" officeooo:rsid="00294605" officeooo:paragraph-rsid="00294605" style:font-size-asian="20pt" style:font-style-asian="italic" style:font-weight-asian="normal" style:font-size-complex="20pt" style:font-style-complex="italic" style:font-weight-complex="normal"/>
    </style:style>
    <style:style style:name="P32" style:family="paragraph" style:parent-style-name="Standard">
      <style:text-properties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33" style:family="paragraph" style:parent-style-name="Standard" style:list-style-name="L12">
      <style:text-properties fo:font-size="20pt" fo:font-style="italic" fo:font-weight="normal" officeooo:rsid="001f8ac2" officeooo:paragraph-rsid="001f8ac2" style:font-size-asian="20pt" style:font-style-asian="italic" style:font-weight-asian="normal" style:font-size-complex="20pt" style:font-style-complex="italic" style:font-weight-complex="normal"/>
    </style:style>
    <style:style style:name="P34" style:family="paragraph" style:parent-style-name="Standard">
      <style:text-properties style:font-name="Liberation Serif" fo:font-size="20pt" fo:font-style="italic" fo:font-weight="normal" officeooo:rsid="002145c5" officeooo:paragraph-rsid="002145c5" style:font-size-asian="20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 style:list-style-name="L13">
      <style:text-properties style:font-name="Liberation Serif" fo:font-size="20pt" fo:font-style="italic" fo:font-weight="normal" officeooo:rsid="002145c5" officeooo:paragraph-rsid="002145c5" style:font-size-asian="20pt" style:font-style-asian="italic" style:font-weight-asian="normal" style:font-size-complex="20pt" style:font-style-complex="italic" style:font-weight-complex="normal"/>
    </style:style>
    <style:style style:name="P36" style:family="paragraph" style:parent-style-name="Standard" style:list-style-name="L13">
      <style:text-properties style:font-name="Liberation Serif" fo:font-size="20pt" fo:font-style="italic" fo:font-weight="normal" officeooo:rsid="002145c5" officeooo:paragraph-rsid="002c5b1f" style:font-size-asian="20pt" style:font-style-asian="italic" style:font-weight-asian="normal" style:font-size-complex="20pt" style:font-style-complex="italic" style:font-weight-complex="normal"/>
    </style:style>
    <style:style style:name="P37" style:family="paragraph" style:parent-style-name="Standard" style:list-style-name="L13">
      <style:text-properties style:font-name="Liberation Serif" fo:font-size="20pt" fo:font-style="italic" fo:font-weight="normal" officeooo:rsid="00294605" officeooo:paragraph-rsid="00294605" style:font-size-asian="20pt" style:font-style-asian="italic" style:font-weight-asian="normal" style:font-size-complex="20pt" style:font-style-complex="italic" style:font-weight-complex="normal"/>
    </style:style>
    <style:style style:name="P38" style:family="paragraph" style:parent-style-name="Standard">
      <style:text-properties fo:font-size="20pt" fo:font-style="italic" fo:font-weight="normal" officeooo:rsid="002145c5" officeooo:paragraph-rsid="002145c5" style:font-size-asian="20pt" style:font-style-asian="italic" style:font-weight-asian="normal" style:font-size-complex="20pt" style:font-style-complex="italic" style:font-weight-complex="normal"/>
    </style:style>
    <style:style style:name="P39" style:family="paragraph" style:parent-style-name="Standard" style:list-style-name="L14">
      <style:text-properties style:font-name="Liberation Serif" fo:font-size="20pt" fo:font-style="italic" fo:font-weight="normal" officeooo:rsid="0021f9df" officeooo:paragraph-rsid="0021f9df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0" style:family="paragraph" style:parent-style-name="Standard">
      <style:text-properties style:font-name="Liberation Serif" fo:font-size="20pt" fo:font-style="italic" fo:font-weight="normal" officeooo:rsid="0021f9df" officeooo:paragraph-rsid="0021f9df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1" style:family="paragraph" style:parent-style-name="Standard">
      <style:text-properties style:font-name="Liberation Serif" fo:font-size="20pt" fo:font-style="italic" fo:font-weight="normal" officeooo:rsid="0022e4d0" officeooo:paragraph-rsid="0022e4d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2" style:family="paragraph" style:parent-style-name="Standard" style:list-style-name="L15">
      <style:text-properties style:font-name="Liberation Serif" fo:font-size="20pt" fo:font-style="italic" fo:font-weight="normal" officeooo:rsid="0022e4d0" officeooo:paragraph-rsid="0022e4d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3" style:family="paragraph" style:parent-style-name="Standard" style:list-style-name="L16">
      <style:text-properties style:font-name="Liberation Serif" fo:font-size="20pt" fo:font-style="italic" fo:font-weight="normal" officeooo:rsid="00262611" officeooo:paragraph-rsid="00262611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4" style:family="paragraph" style:parent-style-name="Standard" style:list-style-name="L16">
      <style:text-properties style:font-name="Liberation Serif" fo:font-size="20pt" fo:font-style="italic" fo:font-weight="normal" officeooo:rsid="00262611" officeooo:paragraph-rsid="00262611" fo:background-color="#ffff0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5" style:family="paragraph" style:parent-style-name="Standard">
      <style:text-properties style:font-name="Liberation Serif" fo:font-size="20pt" fo:font-style="italic" fo:font-weight="normal" officeooo:rsid="00262611" officeooo:paragraph-rsid="00262611" fo:background-color="#ffff00" style:font-name-asian="Linux Libertine Mono O" style:font-size-asian="20pt" style:font-style-asian="italic" style:font-weight-asian="normal" style:font-name-complex="Linux Libertine Mono O" style:font-size-complex="20pt" style:font-style-complex="italic" style:font-weight-complex="normal"/>
    </style:style>
    <style:style style:name="P46" style:family="paragraph" style:parent-style-name="Standard" style:list-style-name="L16">
      <style:text-properties fo:font-size="20pt" fo:font-style="italic" officeooo:rsid="00262611" officeooo:paragraph-rsid="00262611" style:font-size-asian="20pt" style:font-style-asian="italic" style:font-size-complex="20pt" style:font-style-complex="italic"/>
    </style:style>
    <style:style style:name="P47" style:family="paragraph" style:parent-style-name="Standard" style:list-style-name="L16">
      <style:text-properties fo:font-size="20pt" fo:font-style="italic" officeooo:rsid="00262611" officeooo:paragraph-rsid="00262611" fo:background-color="#ffff00" style:font-size-asian="20pt" style:font-style-asian="italic" style:font-size-complex="20pt" style:font-style-complex="italic"/>
    </style:style>
    <style:style style:name="P48" style:family="paragraph" style:parent-style-name="Standard" style:list-style-name="L16">
      <style:text-properties fo:font-size="20pt" fo:font-style="italic" officeooo:rsid="00262611" officeooo:paragraph-rsid="0026a654" fo:background-color="#ffff00" style:font-size-asian="20pt" style:font-style-asian="italic" style:font-size-complex="20pt" style:font-style-complex="italic"/>
    </style:style>
    <style:style style:name="P49" style:family="paragraph" style:parent-style-name="Standard">
      <style:text-properties fo:font-size="20pt" fo:font-style="italic" officeooo:rsid="00262611" officeooo:paragraph-rsid="00262611" style:font-size-asian="20pt" style:font-style-asian="italic" style:font-size-complex="20pt" style:font-style-complex="italic"/>
    </style:style>
    <style:style style:name="P50" style:family="paragraph" style:parent-style-name="Standard" style:list-style-name="L16">
      <style:text-properties fo:font-size="20pt" fo:font-style="italic" officeooo:rsid="0026a654" officeooo:paragraph-rsid="0026a654" style:font-size-asian="20pt" style:font-style-asian="italic" style:font-size-complex="20pt" style:font-style-complex="italic"/>
    </style:style>
    <style:style style:name="P51" style:family="paragraph" style:parent-style-name="Standard" style:list-style-name="L16">
      <style:text-properties fo:font-size="20pt" fo:font-style="italic" officeooo:rsid="0026a654" officeooo:paragraph-rsid="0026a654" fo:background-color="#ffff00" style:font-size-asian="20pt" style:font-style-asian="italic" style:font-size-complex="20pt" style:font-style-complex="italic"/>
    </style:style>
    <style:style style:name="P52" style:family="paragraph" style:parent-style-name="Standard">
      <style:text-properties fo:font-size="20pt" fo:font-style="italic" officeooo:rsid="0026a654" officeooo:paragraph-rsid="0026a654" fo:background-color="#ffff00" style:font-size-asian="20pt" style:font-style-asian="italic" style:font-size-complex="20pt" style:font-style-complex="italic"/>
    </style:style>
    <style:style style:name="P53" style:family="paragraph" style:parent-style-name="Standard" style:list-style-name="L16">
      <style:text-properties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4" style:family="paragraph" style:parent-style-name="Standard" style:list-style-name="L16">
      <style:text-properties fo:color="#ffff00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5" style:family="paragraph" style:parent-style-name="Standard" style:list-style-name="L16">
      <style:text-properties fo:color="#2a6099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6" style:family="paragraph" style:parent-style-name="Standard">
      <style:text-properties fo:color="#2a6099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7" style:family="paragraph" style:parent-style-name="Standard" style:list-style-name="L16">
      <style:text-properties fo:color="#000000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8" style:family="paragraph" style:parent-style-name="Standard">
      <style:text-properties fo:color="#55308d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59" style:family="paragraph" style:parent-style-name="Standard">
      <style:text-properties fo:color="#000000" loext:opacity="100%" fo:font-size="20pt" fo:font-style="italic" officeooo:rsid="002d896e" officeooo:paragraph-rsid="002d896e" style:font-size-asian="20pt" style:font-style-asian="italic" style:font-size-complex="20pt" style:font-style-complex="italic"/>
    </style:style>
    <style:style style:name="P60" style:family="paragraph" style:parent-style-name="Standard">
      <style:text-properties fo:color="#000000" loext:opacity="100%" fo:font-size="20pt" fo:font-style="italic" officeooo:rsid="0028494b" officeooo:paragraph-rsid="0028494b" style:font-size-asian="20pt" style:font-style-asian="italic" style:font-size-complex="20pt" style:font-style-complex="italic"/>
    </style:style>
    <style:style style:name="P61" style:family="paragraph" style:parent-style-name="Standard">
      <style:text-properties fo:color="#000000" loext:opacity="100%" fo:font-size="20pt" fo:font-style="italic" fo:font-weight="bold" officeooo:rsid="002d896e" officeooo:paragraph-rsid="002d896e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Standard" style:list-style-name="L17">
      <style:text-properties fo:color="#000000" loext:opacity="100%" fo:font-size="20pt" fo:font-style="italic" fo:font-weight="bold" officeooo:rsid="002d896e" officeooo:paragraph-rsid="002d896e" style:font-size-asian="20pt" style:font-style-asian="italic" style:font-weight-asian="bold" style:font-size-complex="20pt" style:font-style-complex="italic" style:font-weight-complex="bold"/>
    </style:style>
    <style:style style:name="P63" style:family="paragraph" style:parent-style-name="Standard">
      <style:text-properties fo:color="#000000" loext:opacity="100%" fo:font-size="20pt" fo:font-style="italic" fo:font-weight="normal" officeooo:rsid="002d8b44" officeooo:paragraph-rsid="002d8b44" style:font-size-asian="20pt" style:font-style-asian="italic" style:font-weight-asian="normal" style:font-size-complex="20pt" style:font-style-complex="italic" style:font-weight-complex="normal"/>
    </style:style>
    <style:style style:name="P64" style:family="paragraph" style:parent-style-name="Standard" style:list-style-name="L18">
      <style:text-properties fo:color="#000000" loext:opacity="100%" fo:font-size="20pt" fo:font-style="italic" fo:font-weight="normal" officeooo:rsid="002d8b44" officeooo:paragraph-rsid="002d8b44" style:font-size-asian="20pt" style:font-style-asian="italic" style:font-weight-asian="normal" style:font-size-complex="20pt" style:font-style-complex="italic" style:font-weight-complex="normal"/>
    </style:style>
    <style:style style:name="P65" style:family="paragraph" style:parent-style-name="Standard">
      <style:text-properties fo:color="#000000" loext:opacity="100%" fo:font-size="20pt" fo:font-style="italic" officeooo:rsid="0031fa9a" officeooo:paragraph-rsid="0031fa9a" style:font-size-asian="20pt" style:font-style-asian="italic" style:font-size-complex="20pt" style:font-style-complex="italic"/>
    </style:style>
    <style:style style:name="P66" style:family="paragraph" style:parent-style-name="Standard" style:list-style-name="L19">
      <style:text-properties fo:color="#000000" loext:opacity="100%" fo:font-size="20pt" fo:font-style="italic" officeooo:rsid="0031fa9a" officeooo:paragraph-rsid="0031fa9a" style:font-size-asian="20pt" style:font-style-asian="italic" style:font-size-complex="20pt" style:font-style-complex="italic"/>
    </style:style>
    <style:style style:name="P67" style:family="paragraph" style:parent-style-name="Standard">
      <style:text-properties fo:color="#000000" loext:opacity="100%" fo:font-size="20pt" fo:font-style="italic" fo:font-weight="bold" officeooo:rsid="002a5b21" officeooo:paragraph-rsid="002a5b2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2c5b1f"/>
    </style:style>
    <style:style style:name="T2" style:family="text">
      <style:text-properties officeooo:rsid="001c1f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2db" style:font-weight-asian="bold" style:font-weight-complex="bold"/>
    </style:style>
    <style:style style:name="T5" style:family="text">
      <style:text-properties officeooo:rsid="0019b2db"/>
    </style:style>
    <style:style style:name="T6" style:family="text">
      <style:text-properties officeooo:rsid="001a6004"/>
    </style:style>
    <style:style style:name="T7" style:family="text">
      <style:text-properties style:font-name="Liberation Serif" fo:font-weight="normal" officeooo:rsid="0019b2db" style:font-weight-asian="normal" style:font-weight-complex="normal"/>
    </style:style>
    <style:style style:name="T8" style:family="text">
      <style:text-properties style:font-name="Liberation Serif" fo:font-weight="bold" officeooo:rsid="0019b2db" style:font-weight-asian="bold" style:font-weight-complex="bold"/>
    </style:style>
    <style:style style:name="T9" style:family="text">
      <style:text-properties style:font-name="Liberation Serif" fo:font-weight="normal" officeooo:rsid="001a6004" style:font-weight-asian="normal" style:font-weight-complex="normal"/>
    </style:style>
    <style:style style:name="T10" style:family="text">
      <style:text-properties style:font-name="Liberation Serif" fo:font-weight="bold" officeooo:rsid="001a6004" style:font-weight-asian="bold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aad2e" style:font-weight-asian="normal" style:font-weight-complex="normal"/>
    </style:style>
    <style:style style:name="T13" style:family="text">
      <style:text-properties style:font-name="Liberation Serif" fo:font-weight="normal" officeooo:rsid="001e9c29" style:font-weight-asian="normal" style:font-weight-complex="normal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145c5"/>
    </style:style>
    <style:style style:name="T16" style:family="text">
      <style:text-properties fo:background-color="#ffff00" loext:char-shading-value="0"/>
    </style:style>
    <style:style style:name="T17" style:family="text">
      <style:text-properties fo:color="#2a6099" loext:opacity="100%"/>
    </style:style>
    <style:style style:name="T18" style:family="text">
      <style:text-properties officeooo:rsid="002d8b44"/>
    </style:style>
    <style:style style:name="T19" style:family="text">
      <style:text-properties fo:color="#2a6099" loext:opacity="100%" officeooo:rsid="002d8b44"/>
    </style:style>
    <style:style style:name="T20" style:family="text">
      <style:text-properties officeooo:rsid="002e95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54in" fo:text-indent="-0.25in" fo:margin-left="0.66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54in" fo:text-indent="-0.25in" fo:margin-left="0.91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54in" fo:text-indent="-0.25in" fo:margin-left="1.41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54in" fo:text-indent="-0.25in" fo:margin-left="1.91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54in" fo:text-indent="-0.25in" fo:margin-left="2.41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54in" fo:text-indent="-0.25in" fo:margin-left="2.9154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543in" fo:text-indent="-0.25in" fo:margin-left="3.0543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 is a <text:span text:style-name="T2">high level </text:span>structured language <text:span text:style-name="T2">developed by Dennis Ritchie(Bell Labs – around 1970) </text:span>used to interact more directly with computer`s hardware &amp; memory.</text:p>
      <text:p text:style-name="P1"/>
      <text:p text:style-name="P1"><text:span text:style-name="T3">Programming</text:span> is a process of designing &amp; building an executable computer program to accomplish a specific computing task.</text:p>
      <text:p text:style-name="P1"/>
      <text:p text:style-name="P1"><text:span text:style-name="T3">Algorithm</text:span> is a finite set of well-defined instructions or steps used to solve a particular problem or perform a task.</text:p>
      <text:p text:style-name="P1"/>
      <text:p text:style-name="P1">The ‘#include’ statement is a<text:span text:style-name="T3"> preprocessor directive</text:span> used to include a header file.</text:p>
      <text:p text:style-name="P1"/>
      <text:p text:style-name="P2"><text:span text:style-name="T4">Flowcharts</text:span><text:span text:style-name="T5"> are simple visual tools that help us understand </text:span></text:p>
      <text:p text:style-name="P2"><text:span text:style-name="T5">&amp; represent processes very easily. </text:span><text:span text:style-name="T6">It is a graphical representation of algorithm.</text:span></text:p>
      <text:p text:style-name="P3"/>
      <text:p text:style-name="P4">Symbols in Flowcharts:</text:p>
      <text:list text:style-name="L1">
        <text:list-item>
          <text:p text:style-name="P5"><text:span text:style-name="T7">Terminal/Terminator – </text:span><text:span text:style-name="T8">Oval</text:span><text:span text:style-name="T7"> shape indicating start, stop &amp; halt.</text:span></text:p>
        </text:list-item>
        <text:list-item>
          <text:p text:style-name="P5"><text:span text:style-name="T7">I/O – </text:span><text:span text:style-name="T8">Parallelogram</text:span><text:span text:style-name="T7"> indicating input &amp; output.</text:span></text:p>
        </text:list-item>
        <text:list-item>
          <text:p text:style-name="P5"><text:span text:style-name="T7">Action/Process – </text:span><text:span text:style-name="T8">Rectangle box</text:span><text:span text:style-name="T7"> indicating arithmetic instructions, specific action or operation.</text:span></text:p>
        </text:list-item>
        <text:list-item>
          <text:p text:style-name="P5"><text:span text:style-name="T7">Decision – </text:span><text:span text:style-name="T8">Diamond</text:span><text:span text:style-name="T7"> shape indicating a decision point.</text:span></text:p>
        </text:list-item>
        <text:list-item>
          <text:p text:style-name="P5"><text:span text:style-name="T7">On-page connector/reference – </text:span><text:span text:style-name="T8">small circle</text:span><text:span text:style-name="T7"> ind</text:span><text:span text:style-name="T9">icating reference on same page.</text:span></text:p>
        </text:list-item>
        <text:list-item>
          <text:p text:style-name="P6"><text:span text:style-name="T9">Off-page connector/reference – </text:span><text:span text:style-name="T10">Pentagon</text:span><text:span text:style-name="T9"> indicating reference on different page.</text:span></text:p>
        </text:list-item>
        <text:list-item>
          <text:p text:style-name="P6"><text:span text:style-name="T9">Flow line – </text:span><text:span text:style-name="T10">Arrows</text:span><text:span text:style-name="T9"> indicating direction of flow.</text:span></text:p>
        </text:list-item>
      </text:list>
      <text:p text:style-name="P7"><text:span text:style-name="T9"/></text:p>
      <text:p text:style-name="P8"><text:soft-page-break/><text:span text:style-name="T11">Rules of Flowchart</text:span></text:p>
      <text:list text:style-name="L2">
        <text:list-item>
          <text:p text:style-name="P9">Opening statement must be ‘start’ keyword.</text:p>
        </text:list-item>
        <text:list-item>
          <text:p text:style-name="P9">Closing statement must be ‘end’ keyword.</text:p>
        </text:list-item>
        <text:list-item>
          <text:p text:style-name="P9">All symbols must be connected with arrow line.</text:p>
        </text:list-item>
        <text:list-item>
          <text:p text:style-name="P9">Each decision point must have 2 or more distinct outcomes.</text:p>
        </text:list-item>
        <text:list-item>
          <text:p text:style-name="P9">Flow should generally move from top to bottom or left to right.</text:p>
        </text:list-item>
      </text:list>
      <text:p text:style-name="P8"><text:span text:style-name="T11"/></text:p>
      <text:p text:style-name="P10">Compiler is a special program that translates entire high level source code of program into machine(binary) code. It reads code, checks for errors, &amp; then converts it into executable file. Its language examples are C, C++ &amp; Java.</text:p>
      <text:p text:style-name="P11"><text:span text:style-name="T12"/></text:p>
      <text:p text:style-name="P10">A compiled code can run multiple times without recompiling.</text:p>
      <text:p text:style-name="P11"><text:span text:style-name="T12"/></text:p>
      <text:p text:style-name="P10">Interpreter is a type of language processor that translates &amp; executes a program line by line. It is slower than compiler. Its language examples are Python, JavaScript, PHP &amp; Ruby.</text:p>
      <text:p text:style-name="P11"><text:span text:style-name="T12"/></text:p>
      <text:p text:style-name="P12">Structure of C program</text:p>
      <text:list text:style-name="L3">
        <text:list-item>
          <text:p text:style-name="P13">Documentation – a comment describing program</text:p>
        </text:list-item>
        <text:list-item>
          <text:p text:style-name="P13">Preprocessor – includes header file</text:p>
        </text:list-item>
        <text:list-item>
          <text:p text:style-name="P13">Definition - ‘#define’ for setting up a word that replaces other</text:p>
        </text:list-item>
        <text:list-item>
          <text:p text:style-name="P13">Global Declaration</text:p>
        </text:list-item>
        <text:list-item>
          <text:p text:style-name="P13">Main Function – void main() does not return any value while int main() does return a value.</text:p>
        </text:list-item>
        <text:list-item>
          <text:p text:style-name="P14"><text:soft-page-break/><text:span text:style-name="T11">Sub Program – user defined functions other than main function</text:span></text:p>
        </text:list-item>
      </text:list>
      <text:p text:style-name="P15"><text:span text:style-name="T11"/></text:p>
      <text:p text:style-name="P12">Programming style in C</text:p>
      <text:list text:style-name="L4">
        <text:list-item>
          <text:p text:style-name="P16">Use meaningful variable names</text:p>
        </text:list-item>
        <text:list-item>
          <text:p text:style-name="P16">Use proper indentation &amp; spacing</text:p>
        </text:list-item>
        <text:list-item>
          <text:p text:style-name="P16">Add comments for explanation</text:p>
        </text:list-item>
        <text:list-item>
          <text:p text:style-name="P16">Use consistent naming conventions</text:p>
        </text:list-item>
        <text:list-item>
          <text:p text:style-name="P16">Break long codes into functions for clarity</text:p>
        </text:list-item>
      </text:list>
      <text:p text:style-name="P15"><text:span text:style-name="T11"/></text:p>
      <text:p text:style-name="P15"><text:span text:style-name="T11">C tokens are basic building </text:span><text:span text:style-name="T13">blocks of any C program</text:span></text:p>
      <text:list text:style-name="L5">
        <text:list-item>
          <text:p text:style-name="P17">Keywords – reserved words with special meanings</text:p>
          <text:p text:style-name="P18"><text:span text:style-name="T11"/></text:p>
        </text:list-item>
        <text:list-item>
          <text:p text:style-name="P17">Identifier – names given to various program elements such as variables, functions, arrays etc..</text:p>
          <text:p text:style-name="P18"><text:span text:style-name="T11"/></text:p>
        </text:list-item>
        <text:list-item>
          <text:p text:style-name="P17">Constants – value assigned to variable. You could make a value of variable constant throughout program by adding const before variable defining.</text:p>
          <text:p text:style-name="P18"><text:span text:style-name="T11"/></text:p>
        </text:list-item>
        <text:list-item>
          <text:p text:style-name="P17">String Literals – sequence of characters enclosed in double quotes</text:p>
          <text:p text:style-name="P18"><text:span text:style-name="T11"/></text:p>
        </text:list-item>
        <text:list-item>
          <text:p text:style-name="P17">Operator – symbols specifying operations</text:p>
          <text:p text:style-name="P18"><text:span text:style-name="T11"/></text:p>
        </text:list-item>
        <text:list-item>
          <text:p text:style-name="P17">Special Symbols</text:p>
          <text:p text:style-name="P17">{} braces – block of code</text:p>
          <text:p text:style-name="P17">[] brackets – array of brackets</text:p>
          <text:p text:style-name="P17">() parentheses – function brackets</text:p>
          <text:p text:style-name="P17">; semicolon – statement terminator</text:p>
          <text:p text:style-name="P17"># hash – preprocessor directive</text:p>
          <text:p text:style-name="P18"><text:soft-page-break/><text:span text:style-name="T11">, comma</text:span></text:p>
          <text:p text:style-name="P17">\ back slash – escape character</text:p>
        </text:list-item>
      </text:list>
      <text:p text:style-name="P19"><text:span text:style-name="T11"/></text:p>
      <text:list text:continue-numbering="true" text:style-name="L5">
        <text:list-item>
          <text:p text:style-name="P17">Separators are symbols or characters used to group &amp; organize code. Its examples are {}, (), [], semicolon, \n, \t(for indentation) &amp; comma.</text:p>
        </text:list-item>
      </text:list>
      <text:p text:style-name="P19"><text:span text:style-name="T11"/></text:p>
      <text:p text:style-name="P20">Variable is a named memory location to store data. It has a name(identifier), data type &amp; value. It must be declared before use.</text:p>
      <text:p text:style-name="P19"><text:span text:style-name="T11"/></text:p>
      <text:p text:style-name="P20">Rules for naming Identifiers</text:p>
      <text:list text:style-name="L6">
        <text:list-item>
          <text:p text:style-name="P21">It must start with letter or underscore</text:p>
        </text:list-item>
        <text:list-item>
          <text:p text:style-name="P21">It should not have space or special character</text:p>
        </text:list-item>
        <text:list-item>
          <text:p text:style-name="P21">It should not be same as keywords</text:p>
        </text:list-item>
      </text:list>
      <text:p text:style-name="P19"><text:span text:style-name="T11"/></text:p>
      <text:p text:style-name="P20">Primary/Primitive/Basic Data Types</text:p>
      <text:list text:style-name="L7">
        <text:list-item>
          <text:p text:style-name="P22">int – whole numbers – 2 to 4 bytes – %d</text:p>
        </text:list-item>
        <text:list-item>
          <text:p text:style-name="P22">float – decimal numbers – 4 bytes – %f</text:p>
        </text:list-item>
        <text:list-item>
          <text:p text:style-name="P22">double – precision float – 8 bytes – %lf</text:p>
        </text:list-item>
        <text:list-item>
          <text:p text:style-name="P22">char – single chaarcter – 1 byte – %c</text:p>
        </text:list-item>
      </text:list>
      <text:p text:style-name="P19"><text:span text:style-name="T11"/></text:p>
      <text:p text:style-name="P20">Derived Data Types – These are built from basic data types &amp; allows more complex data handling.</text:p>
      <text:list text:style-name="L8">
        <text:list-item>
          <text:p text:style-name="P23">Array – It is a collection of elements of same type stored in contiguous memory locations.</text:p>
        </text:list-item>
        <text:list-item>
          <text:p text:style-name="P23">Pointer – It is a variable that stores memory address of another variable.</text:p>
        </text:list-item>
        <text:list-item>
          <text:p text:style-name="P23">Structure(struct) – It is a user defined data type that allows grouping of variables of different types.</text:p>
        </text:list-item>
      </text:list>
      <text:p text:style-name="P19"><text:span text:style-name="T11"/></text:p>
      <text:p text:style-name="P19"><text:soft-page-break/><text:span text:style-name="T11">Declaration of variable means telling the compiler the name &amp; data type of variable.</text:span></text:p>
      <text:p text:style-name="P19"><text:span text:style-name="T11"/></text:p>
      <text:p text:style-name="P24">Arithmetic Operators</text:p>
      <text:list text:style-name="L9">
        <text:list-item>
          <text:p text:style-name="P25">Addition +</text:p>
        </text:list-item>
        <text:list-item>
          <text:p text:style-name="P25">Substraction -</text:p>
        </text:list-item>
        <text:list-item>
          <text:p text:style-name="P25">Multiplication *</text:p>
        </text:list-item>
        <text:list-item>
          <text:p text:style-name="P25">Division /</text:p>
        </text:list-item>
        <text:list-item>
          <text:p text:style-name="P25">Modulus % - it gives remainder of division as output.</text:p>
        </text:list-item>
      </text:list>
      <text:p text:style-name="P26"><text:span text:style-name="T11"/></text:p>
      <text:p text:style-name="P27">Boolean Output</text:p>
      <text:list text:style-name="L10">
        <text:list-item>
          <text:p text:style-name="P28">If stated relationship is true, then its 1 otherwise its 0.</text:p>
        </text:list-item>
      </text:list>
      <text:p text:style-name="P29"><text:span text:style-name="T14"/></text:p>
      <text:p text:style-name="P24">Relational Operators</text:p>
      <text:list text:style-name="L11">
        <text:list-item>
          <text:p text:style-name="P30">Equal to ==</text:p>
        </text:list-item>
        <text:list-item>
          <text:p text:style-name="P30">Not equal to !=</text:p>
        </text:list-item>
        <text:list-item>
          <text:p text:style-name="P30">Greater than &gt;</text:p>
        </text:list-item>
        <text:list-item>
          <text:p text:style-name="P30">Less than &lt;</text:p>
        </text:list-item>
        <text:list-item>
          <text:p text:style-name="P31">Less than or equal to &lt;=</text:p>
        </text:list-item>
        <text:list-item>
          <text:p text:style-name="P31">Greater than or equal to &gt;=</text:p>
        </text:list-item>
      </text:list>
      <text:p text:style-name="P32"><text:span text:style-name="T14"/></text:p>
      <text:p text:style-name="P24">Logical Operators</text:p>
      <text:list text:style-name="L12">
        <text:list-item>
          <text:p text:style-name="P33"><text:span text:style-name="T15">Logical AND</text:span><text:span text:style-name="T14"> &amp;&amp; - </text:span><text:span text:style-name="T15">returns 1 only if both operands are true(1)</text:span></text:p>
        </text:list-item>
        <text:list-item>
          <text:p text:style-name="P33"><text:span text:style-name="T15">Logical </text:span><text:span text:style-name="T14">O</text:span><text:span text:style-name="T15">R</text:span><text:span text:style-name="T14"> || - </text:span><text:span text:style-name="T15">returns 1 if either operand is true</text:span></text:p>
        </text:list-item>
        <text:list-item>
          <text:p text:style-name="P33"><text:span text:style-name="T14">Not ! – </text:span><text:span text:style-name="T15">reverses boolean output</text:span></text:p>
        </text:list-item>
      </text:list>
      <text:p text:style-name="P32"><text:span text:style-name="T15"/></text:p>
      <text:p text:style-name="P34">Assignment Operators</text:p>
      <text:list text:style-name="L13">
        <text:list-item>
          <text:p text:style-name="P35">Simple <text:span text:style-name="T1">assignment</text:span> =</text:p>
        </text:list-item>
        <text:list-item>
          <text:p text:style-name="P36">Addition <text:span text:style-name="T1">assignment</text:span> +=</text:p>
        </text:list-item>
        <text:list-item>
          <text:p text:style-name="P36">Substraction <text:span text:style-name="T1">assignment</text:span> -=</text:p>
        </text:list-item>
        <text:list-item>
          <text:p text:style-name="P36"><text:soft-page-break/>Multiplication <text:span text:style-name="T1">assignment</text:span> *=</text:p>
        </text:list-item>
        <text:list-item>
          <text:p text:style-name="P36">Division <text:span text:style-name="T1">assignment</text:span> /=</text:p>
        </text:list-item>
        <text:list-item>
          <text:p text:style-name="P36">Modulus <text:span text:style-name="T1">assignment</text:span> %=</text:p>
        </text:list-item>
        <text:list-item>
          <text:p text:style-name="P37"><text:span text:style-name="T1">bw AND assignment </text:span>&amp;=</text:p>
        </text:list-item>
        <text:list-item>
          <text:p text:style-name="P37"><text:span text:style-name="T1">bw OR assignment </text:span>|=</text:p>
        </text:list-item>
        <text:list-item>
          <text:p text:style-name="P37"><text:span text:style-name="T1">bw XOR assignment </text:span>^=</text:p>
        </text:list-item>
        <text:list-item>
          <text:p text:style-name="P37"><text:span text:style-name="T1">bw right shift assignment </text:span>&gt;&gt;=</text:p>
        </text:list-item>
        <text:list-item>
          <text:p text:style-name="P37"><text:span text:style-name="T1">bw left shift assignment </text:span>&lt;&lt;=</text:p>
        </text:list-item>
      </text:list>
      <text:p text:style-name="P38"><text:span text:style-name="T14"/></text:p>
      <text:p text:style-name="P34">Increment/Decrement Operators</text:p>
      <text:list text:style-name="L14">
        <text:list-item>
          <text:p text:style-name="P39">PreIncrement (++x) – value changes immediately</text:p>
        </text:list-item>
        <text:list-item>
          <text:p text:style-name="P39">PostIncrement (x++) - value changes after 1 step</text:p>
        </text:list-item>
        <text:list-item>
          <text:p text:style-name="P39">PreDecrement (--x)</text:p>
        </text:list-item>
        <text:list-item>
          <text:p text:style-name="P39">PostDecrement (x--)</text:p>
        </text:list-item>
      </text:list>
      <text:p text:style-name="P40"/>
      <text:p text:style-name="P41">Bitwise Operators – manipulate bits of binary number enabling efficient low level operations.</text:p>
      <text:list text:style-name="L15">
        <text:list-item>
          <text:p text:style-name="P42">AND (&amp;) – same then 1 otherwise 0</text:p>
        </text:list-item>
        <text:list-item>
          <text:p text:style-name="P42">OR (|) – if either is 1 then 1 otherwise 0</text:p>
        </text:list-item>
        <text:list-item>
          <text:p text:style-name="P42">XOR (^) – different then 1 otherwise 0</text:p>
        </text:list-item>
        <text:list-item>
          <text:p text:style-name="P42">NOT (~) – inverts all</text:p>
        </text:list-item>
        <text:list-item>
          <text:p text:style-name="P42">Left shift (&lt;&lt;) – shifts binary bits to left</text:p>
        </text:list-item>
        <text:list-item>
          <text:p text:style-name="P42">Right shift (&gt;&gt;) – shifts binary bits to right</text:p>
        </text:list-item>
      </text:list>
      <text:p text:style-name="P41"/>
      <text:p text:style-name="P41">Special Operators</text:p>
      <text:list text:style-name="L16">
        <text:list-item>
          <text:p text:style-name="P43">sizeof – it returns the size(in byte) of variable or data type.</text:p>
          <text:p text:style-name="P43"><text:s text:c="4"/><text:span text:style-name="T16">int x;</text:span></text:p>
          <text:p text:style-name="P44"><text:s text:c="4"/>printf("Size of int: %zu bytes\n", sizeof(int));</text:p>
          <text:p text:style-name="P44"><text:s text:c="4"/>printf("Size of x: %zu bytes\n", sizeof(x));</text:p>
        </text:list-item>
      </text:list>
      <text:p text:style-name="P45"/>
      <text:list text:continue-numbering="true" text:style-name="L16">
        <text:list-item>
          <text:p text:style-name="P43"><text:soft-page-break/>Comma Operator(,)</text:p>
          <text:p text:style-name="P43"><text:s text:c="4"/><text:span text:style-name="T16">int a = 1, b = 2, c;</text:span></text:p>
          <text:p text:style-name="P44"><text:s text:c="4"/>c = (a++, b++); </text:p>
          <text:p text:style-name="P44"><text:s text:c="4"/>// a becomes 2, b becomes 3, c gets the value of b (3)</text:p>
        </text:list-item>
      </text:list>
      <text:p text:style-name="P45"/>
      <text:list text:continue-numbering="true" text:style-name="L16">
        <text:list-item>
          <text:p text:style-name="P46">Address-of Operator(&amp;) - It returns memory address of its operand.</text:p>
          <text:p text:style-name="P46"><text:s text:c="4"/><text:span text:style-name="T16">int num = 10;</text:span></text:p>
          <text:p text:style-name="P47"><text:s text:c="4"/>int *ptr;</text:p>
          <text:p text:style-name="P48"><text:s text:c="4"/>ptr = &amp;num; </text:p>
          <text:p text:style-name="P48"><text:s text:c="4"/>// ptr now holds the memory address of num</text:p>
        </text:list-item>
      </text:list>
      <text:p text:style-name="P49"/>
      <text:list text:continue-numbering="true" text:style-name="L16">
        <text:list-item>
          <text:p text:style-name="P50">Dereference Operator (*) - It accesses memory stored by address-of operator.</text:p>
          <text:p text:style-name="P50"><text:s text:c="4"/><text:span text:style-name="T16">int num = 10;</text:span></text:p>
          <text:p text:style-name="P51"><text:s text:c="4"/>int *ptr = &amp;num;</text:p>
          <text:p text:style-name="P51"><text:s text:c="4"/>printf("Value at address: %d\n", *ptr); </text:p>
          <text:p text:style-name="P51"><text:s text:c="4"/>// Prints 10</text:p>
        </text:list-item>
      </text:list>
      <text:p text:style-name="P52"/>
      <text:list text:continue-numbering="true" text:style-name="L16">
        <text:list-item>
          <text:p text:style-name="P53">Conditional / Ternary Operator (? :)</text:p>
          <text:p text:style-name="P54"><text:s text:c="3"/><text:span text:style-name="T17"><text:s/>int age = 20;</text:span></text:p>
          <text:p text:style-name="P55"><text:s text:c="4"/>char *status = (age &gt;= 18) ? "Adult" : "Minor";</text:p>
          <text:p text:style-name="P55"><text:s text:c="4"/>printf("Status: %s\n", status); </text:p>
          <text:p text:style-name="P55"><text:s text:c="4"/>// Prints "Adult"</text:p>
        </text:list-item>
      </text:list>
      <text:p text:style-name="P56"/>
      <text:list text:continue-numbering="true" text:style-name="L16">
        <text:list-item>
          <text:p text:style-name="P57">Member Selection Operators (. and -&gt;)</text:p>
          <text:p text:style-name="P57"><text:s text:c="2"/>. is used to direct access members of structures or union.</text:p>
          <text:p text:style-name="P57"><text:s text:c="2"/>-&gt; is used to access members through pointers.</text:p>
        </text:list-item>
      </text:list>
      <text:p text:style-name="P58"><text:s text:c="4"/>struct Point {int x;int y;};</text:p>
      <text:p text:style-name="P58"><text:s text:c="4"/>struct Point p1 = {10, 20};</text:p>
      <text:p text:style-name="P58"><text:soft-page-break/><text:s text:c="4"/>struct Point *p_ptr = &amp;p1;</text:p>
      <text:p text:style-name="P58"/>
      <text:p text:style-name="P58"><text:s text:c="4"/>printf("Direct access: %d\n", p1.x);</text:p>
      <text:p text:style-name="P58"><text:s text:c="4"/>printf("Pointer access: %d\n", p_ptr-&gt;y);</text:p>
      <text:p text:style-name="P58"/>
      <text:p text:style-name="P59">Cast Operator <text:span text:style-name="T18">is used for explicit type conversion &amp; is aka type casting. </text:span><text:span text:style-name="T19">(data_type) expression;</text:span></text:p>
      <text:p text:style-name="P60"/>
      <text:p text:style-name="P61">Operator Precedence &amp; Associativity</text:p>
      <text:list text:style-name="L17">
        <text:list-item>
          <text:p text:style-name="P62"><text:s/>-&gt; <text:s text:c="2"/>. <text:s text:c="2"/>a++ <text:s text:c="2"/>a-- <text:s text:c="8"/>L to R</text:p>
          <text:p text:style-name="P62"><text:s/>++a <text:s text:c="2"/>--a <text:s text:c="2"/>+,-(unary) <text:s text:c="2"/>! <text:s text:c="2"/>~ <text:s text:c="5"/>R to L</text:p>
        </text:list-item>
        <text:list-item>
          <text:p text:style-name="P62"><text:s/>cast, dereference, addressof, sizeof <text:s text:c="2"/></text:p>
        </text:list-item>
        <text:list-item>
          <text:p text:style-name="P62">* <text:s text:c="2"/>/ <text:s text:c="3"/>% <text:s text:c="5"/>L to R</text:p>
        </text:list-item>
        <text:list-item>
          <text:p text:style-name="P62"><text:s/>+ <text:s text:c="2"/>- <text:s text:c="3"/></text:p>
        </text:list-item>
        <text:list-item>
          <text:p text:style-name="P62"><text:s/>&lt;&lt; <text:s text:c="2"/>&gt;&gt; <text:s text:c="2"/></text:p>
        </text:list-item>
        <text:list-item>
          <text:p text:style-name="P62"><text:s/>&lt; <text:s text:c="2"/>&lt;= <text:s text:c="2"/>&gt; <text:s text:c="2"/>&gt;= <text:s text:c="5"/></text:p>
        </text:list-item>
        <text:list-item>
          <text:p text:style-name="P62"><text:s/>== <text:s text:c="2"/>!= <text:s text:c="4"/></text:p>
        </text:list-item>
        <text:list-item>
          <text:p text:style-name="P62"><text:s/>bw AND <text:s text:c="2"/></text:p>
        </text:list-item>
        <text:list-item>
          <text:p text:style-name="P62"><text:s/>bw XOR <text:s text:c="3"/></text:p>
        </text:list-item>
        <text:list-item>
          <text:p text:style-name="P62">bw OR <text:s text:c="2"/></text:p>
        </text:list-item>
        <text:list-item>
          <text:p text:style-name="P62">AND <text:s text:c="4"/></text:p>
        </text:list-item>
        <text:list-item>
          <text:p text:style-name="P62">OR <text:s text:c="6"/></text:p>
        </text:list-item>
        <text:list-item>
          <text:p text:style-name="P62">Ternary <text:s text:c="2"/>R to L</text:p>
        </text:list-item>
        <text:list-item>
          <text:p text:style-name="P62">Assignment <text:s text:c="3"/></text:p>
        </text:list-item>
        <text:list-item>
          <text:p text:style-name="P62">Comma <text:s text:c="2"/>L to R</text:p>
        </text:list-item>
      </text:list>
      <text:p text:style-name="P61"/>
      <text:p text:style-name="P63">Mathematical Functions</text:p>
      <text:list text:style-name="L18">
        <text:list-item>
          <text:p text:style-name="P64">are available through “math.h”.</text:p>
        </text:list-item>
        <text:list-item>
          <text:p text:style-name="P64">sin(x), cos(x), tan(x), asin(x), acos(x), atan(x)</text:p>
        </text:list-item>
        <text:list-item>
          <text:p text:style-name="P64">sqrt(x) – square root</text:p>
        </text:list-item>
        <text:list-item>
          <text:p text:style-name="P64">pow(base, exponent)</text:p>
        </text:list-item>
        <text:list-item>
          <text:p text:style-name="P64"><text:soft-page-break/>log(x) – natural log</text:p>
        </text:list-item>
        <text:list-item>
          <text:p text:style-name="P64">log10(x) – common log</text:p>
        </text:list-item>
        <text:list-item>
          <text:p text:style-name="P64">exp(x) – e raised to power of x</text:p>
        </text:list-item>
        <text:list-item>
          <text:p text:style-name="P64">ceil(x) – returns smallest integer &gt;=x</text:p>
        </text:list-item>
        <text:list-item>
          <text:p text:style-name="P64">floor(x) – returns largest integer &lt;=x</text:p>
        </text:list-item>
        <text:list-item>
          <text:p text:style-name="P64">round(x) – rounds up x</text:p>
        </text:list-item>
        <text:list-item>
          <text:p text:style-name="P64">fabs(x) – returns absolute value of float x</text:p>
        </text:list-item>
        <text:list-item>
          <text:p text:style-name="P64">abs(x) – returns absolute value of int x</text:p>
        </text:list-item>
        <text:list-item>
          <text:p text:style-name="P64">fmod(x, y) – <text:span text:style-name="T20">returns float remainder of x divided by y</text:span></text:p>
        </text:list-item>
      </text:list>
      <text:p text:style-name="P58"/>
      <text:p text:style-name="P65">I/O Operations</text:p>
      <text:list text:style-name="L19">
        <text:list-item>
          <text:p text:style-name="P66">Formatted – printf and scanf</text:p>
        </text:list-item>
        <text:list-item>
          <text:p text:style-name="P66">Unformatted – getchar(), putchar(), gets(), puts()</text:p>
          <text:p text:style-name="P66">getchar() - reads single character from input</text:p>
          <text:p text:style-name="P66">putchar() - writes single character to output</text:p>
          <text:p text:style-name="P66">gets() - reads string from input</text:p>
          <text:p text:style-name="P66">puts() - writes string to output</text:p>
        </text:list-item>
        <text:list-item>
          <text:p text:style-name="P66">File – fopen(), fclose(), fprintf(), fscanf(), fread() and fwrite()</text:p>
        </text:list-item>
      </text:list>
      <text:p text:style-name="P58"/>
      <text:p text:style-name="P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02:16.003403781</meta:creation-date>
    <dc:date>2025-08-30T02:22:33.193982682</dc:date>
    <meta:editing-duration>PT2H29M9S</meta:editing-duration>
    <meta:editing-cycles>14</meta:editing-cycles>
    <meta:generator>LibreOffice/25.2.5.2$Linux_X86_64 LibreOffice_project/520$Build-2</meta:generator>
    <meta:document-statistic meta:table-count="0" meta:image-count="0" meta:object-count="0" meta:page-count="9" meta:paragraph-count="186" meta:word-count="1351" meta:character-count="7757" meta:non-whitespace-character-count="6467"/>
  </office:meta>
</office:document-meta>
</file>